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f5a8" officeooo:paragraph-rsid="0008f5a8"/>
    </style:style>
    <style:style style:name="P2" style:family="paragraph" style:parent-style-name="Standard">
      <style:text-properties officeooo:rsid="0008f5a8" officeooo:paragraph-rsid="000ae3ac"/>
    </style:style>
    <style:style style:name="P3" style:family="paragraph" style:parent-style-name="Standard">
      <style:text-properties officeooo:rsid="0008f5a8" officeooo:paragraph-rsid="0014463f"/>
    </style:style>
    <style:style style:name="P4" style:family="paragraph" style:parent-style-name="Standard">
      <style:text-properties officeooo:rsid="0008f5a8" officeooo:paragraph-rsid="001f9ed8"/>
    </style:style>
    <style:style style:name="P5" style:family="paragraph" style:parent-style-name="Standard">
      <style:text-properties officeooo:rsid="0008f5a8" officeooo:paragraph-rsid="0023afcd"/>
    </style:style>
    <style:style style:name="P6" style:family="paragraph" style:parent-style-name="Standard">
      <style:text-properties officeooo:rsid="001f9ed8" officeooo:paragraph-rsid="001f9ed8"/>
    </style:style>
    <style:style style:name="P7" style:family="paragraph" style:parent-style-name="Standard">
      <style:text-properties officeooo:rsid="00211ca1" officeooo:paragraph-rsid="00211ca1"/>
    </style:style>
    <style:style style:name="P8" style:family="paragraph" style:parent-style-name="Standard">
      <style:text-properties fo:color="#ff3333" fo:font-size="14pt" style:text-underline-style="solid" style:text-underline-width="auto" style:text-underline-color="font-color" fo:font-weight="normal" officeooo:rsid="0030c72e" officeooo:paragraph-rsid="0030c72e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ff3333" fo:font-size="14pt" style:text-underline-style="solid" style:text-underline-width="auto" style:text-underline-color="font-color" fo:font-weight="normal" officeooo:rsid="0030c72e" officeooo:paragraph-rsid="00315fe5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ff3333" fo:font-size="14pt" style:text-underline-style="none" fo:font-weight="normal" officeooo:rsid="0030c72e" officeooo:paragraph-rsid="0033a6cb" style:font-size-asian="14pt" style:font-weight-asian="normal" style:font-size-complex="14pt" style:font-weight-complex="normal"/>
    </style:style>
    <style:style style:name="P11" style:family="paragraph" style:parent-style-name="Standard">
      <style:text-properties officeooo:rsid="0008f5a8" officeooo:paragraph-rsid="000ae3ac"/>
    </style:style>
    <style:style style:name="P12" style:family="paragraph" style:parent-style-name="Standard">
      <style:text-properties officeooo:rsid="0008f5a8" officeooo:paragraph-rsid="0008f5a8"/>
    </style:style>
    <style:style style:name="P13" style:family="paragraph" style:parent-style-name="Standard">
      <style:text-properties officeooo:rsid="0008f5a8" officeooo:paragraph-rsid="00597b9b"/>
    </style:style>
    <style:style style:name="P14" style:family="paragraph" style:parent-style-name="Standard">
      <style:text-properties fo:color="#ff3333" fo:font-size="14pt" style:text-underline-style="none" fo:font-weight="normal" officeooo:rsid="0030c72e" officeooo:paragraph-rsid="004019a2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ff3333" fo:font-size="14pt" style:text-underline-style="none" fo:font-weight="normal" officeooo:rsid="0008f5a8" officeooo:paragraph-rsid="004c8056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ff3333" fo:font-size="14pt" fo:font-style="normal" style:text-underline-style="none" fo:font-weight="normal" officeooo:rsid="0049653a" officeooo:paragraph-rsid="00523dbf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officeooo:paragraph-rsid="0049653a"/>
    </style:style>
    <style:style style:name="P18" style:family="paragraph" style:parent-style-name="Standard">
      <style:text-properties fo:font-style="normal" style:text-underline-style="none" officeooo:rsid="004bcffe" officeooo:paragraph-rsid="004bcffe" style:font-style-asian="normal" style:font-style-complex="normal"/>
    </style:style>
    <style:style style:name="P19" style:family="paragraph" style:parent-style-name="Text_20_body">
      <style:text-properties fo:font-style="italic" style:font-style-asian="italic" style:font-style-complex="italic"/>
    </style:style>
    <style:style style:name="P20" style:family="paragraph" style:parent-style-name="Text_20_body">
      <style:text-properties fo:font-style="italic" officeooo:rsid="004a4cd8" officeooo:paragraph-rsid="004a4cd8" style:font-style-asian="italic" style:font-style-complex="italic"/>
    </style:style>
    <style:style style:name="P21" style:family="paragraph" style:parent-style-name="Preformatted_20_Text">
      <style:text-properties fo:font-style="italic" style:font-style-asian="italic" style:font-style-complex="italic"/>
    </style:style>
    <style:style style:name="P2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ae3ac"/>
    </style:style>
    <style:style style:name="T2" style:family="text">
      <style:text-properties officeooo:rsid="000cbf10"/>
    </style:style>
    <style:style style:name="T3" style:family="text">
      <style:text-properties officeooo:rsid="000d6c12"/>
    </style:style>
    <style:style style:name="T4" style:family="text">
      <style:text-properties officeooo:rsid="0014463f"/>
    </style:style>
    <style:style style:name="T5" style:family="text">
      <style:text-properties officeooo:rsid="001f9ed8"/>
    </style:style>
    <style:style style:name="T6" style:family="text">
      <style:text-properties officeooo:rsid="00211ca1"/>
    </style:style>
    <style:style style:name="T7" style:family="text">
      <style:text-properties style:text-underline-style="none"/>
    </style:style>
    <style:style style:name="T8" style:family="text">
      <style:text-properties fo:color="#ff3333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9" style:family="text">
      <style:text-properties fo:color="#ff3333" fo:font-size="14pt" style:text-underline-style="none" fo:font-weight="normal" style:font-size-asian="14pt" style:font-weight-asian="normal" style:font-size-complex="14pt" style:font-weight-complex="normal"/>
    </style:style>
    <style:style style:name="T10" style:family="text">
      <style:text-properties fo:color="#000000" officeooo:rsid="0008f5a8"/>
    </style:style>
    <style:style style:name="T11" style:family="text">
      <style:text-properties fo:color="#000000" officeooo:rsid="00322dc5"/>
    </style:style>
    <style:style style:name="T12" style:family="text">
      <style:text-properties fo:color="#000000" officeooo:rsid="0033a6cb"/>
    </style:style>
    <style:style style:name="T13" style:family="text">
      <style:text-properties fo:color="#000000" style:text-underline-style="solid" style:text-underline-width="auto" style:text-underline-color="font-color" officeooo:rsid="0033a6cb"/>
    </style:style>
    <style:style style:name="T14" style:family="text">
      <style:text-properties fo:color="#000000" officeooo:rsid="003b071f"/>
    </style:style>
    <style:style style:name="T15" style:family="text">
      <style:text-properties fo:color="#000000" fo:font-style="italic" officeooo:rsid="003b071f" style:font-style-asian="italic" style:font-style-complex="italic"/>
    </style:style>
    <style:style style:name="T16" style:family="text">
      <style:text-properties fo:color="#000000" fo:font-style="italic" officeooo:rsid="003c1f76" style:font-style-asian="italic" style:font-style-complex="italic"/>
    </style:style>
    <style:style style:name="T17" style:family="text">
      <style:text-properties fo:color="#000000" fo:font-style="italic" officeooo:rsid="0008f5a8" style:font-style-asian="italic" style:font-style-complex="italic"/>
    </style:style>
    <style:style style:name="T18" style:family="text">
      <style:text-properties fo:color="#000000" fo:font-style="italic" officeooo:rsid="00315fe5" style:font-style-asian="italic" style:font-style-complex="italic"/>
    </style:style>
    <style:style style:name="T19" style:family="text">
      <style:text-properties fo:color="#000000" fo:font-style="normal" officeooo:rsid="003b071f" style:font-style-asian="normal" style:font-style-complex="normal"/>
    </style:style>
    <style:style style:name="T20" style:family="text">
      <style:text-properties fo:color="#000000" fo:font-size="12pt" fo:font-style="italic" style:text-underline-style="solid" style:text-underline-width="auto" style:text-underline-color="font-color" officeooo:rsid="003c1f76" style:font-size-asian="12pt" style:font-style-asian="italic" style:font-size-complex="12pt" style:font-style-complex="italic"/>
    </style:style>
    <style:style style:name="T21" style:family="text">
      <style:text-properties fo:color="#000000" fo:font-size="12pt" fo:font-style="italic" style:text-underline-style="solid" style:text-underline-width="auto" style:text-underline-color="font-color" officeooo:rsid="0008f5a8" style:font-size-asian="12pt" style:font-style-asian="italic" style:font-size-complex="12pt" style:font-style-complex="italic"/>
    </style:style>
    <style:style style:name="T22" style:family="text">
      <style:text-properties fo:color="#000000" fo:font-size="12pt" fo:font-style="italic" style:text-underline-style="solid" style:text-underline-width="auto" style:text-underline-color="font-color" officeooo:rsid="004019a2" style:font-size-asian="12pt" style:font-style-asian="italic" style:font-size-complex="12pt" style:font-style-complex="italic"/>
    </style:style>
    <style:style style:name="T23" style:family="text">
      <style:text-properties fo:color="#000000" fo:font-size="12pt" fo:font-style="italic" style:text-underline-style="none" officeooo:rsid="004a4cd8" style:font-size-asian="12pt" style:font-style-asian="italic" style:font-size-complex="12pt" style:font-style-complex="italic"/>
    </style:style>
    <style:style style:name="T24" style:family="text">
      <style:text-properties fo:color="#000000" fo:font-size="12pt" style:font-size-asian="12pt" style:font-size-complex="12pt"/>
    </style:style>
    <style:style style:name="T25" style:family="text">
      <style:text-properties fo:color="#000000" fo:font-size="12pt" officeooo:rsid="004a4cd8" style:font-size-asian="12pt" style:font-size-complex="12pt"/>
    </style:style>
    <style:style style:name="T26" style:family="text">
      <style:text-properties fo:color="#000000" fo:font-size="12pt" officeooo:rsid="004d8153" style:font-size-asian="12pt" style:font-size-complex="12pt"/>
    </style:style>
    <style:style style:name="T27" style:family="text">
      <style:text-properties fo:color="#000000" fo:font-size="12pt" officeooo:rsid="004e6da7" style:font-size-asian="12pt" style:font-size-complex="12pt"/>
    </style:style>
    <style:style style:name="T28" style:family="text">
      <style:text-properties fo:color="#000000" fo:font-size="12pt" officeooo:rsid="004f0f02" style:font-size-asian="12pt" style:font-size-complex="12pt"/>
    </style:style>
    <style:style style:name="T29" style:family="text">
      <style:text-properties fo:color="#000000" fo:font-size="12pt" officeooo:rsid="0050c644" style:font-size-asian="12pt" style:font-size-complex="12pt"/>
    </style:style>
    <style:style style:name="T30" style:family="text">
      <style:text-properties fo:color="#000000" fo:font-size="12pt" officeooo:rsid="0052f454" style:font-size-asian="12pt" style:font-size-complex="12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5cb843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officeooo:rsid="003c1f76" style:font-style-asian="italic" style:font-style-complex="italic"/>
    </style:style>
    <style:style style:name="T35" style:family="text">
      <style:text-properties officeooo:rsid="00597b9b"/>
    </style:style>
    <style:style style:name="T36" style:family="text">
      <style:text-properties officeooo:rsid="005cb843"/>
    </style:style>
    <style:style style:name="T37" style:family="text">
      <style:text-properties fo:color="#6666ff" fo:font-style="italic" style:text-underline-style="solid" style:text-underline-width="auto" style:text-underline-color="font-color" style:font-style-asian="italic" style:font-style-complex="italic"/>
    </style:style>
    <style:style style:name="T38" style:family="text">
      <style:text-properties fo:color="#6666ff" fo:font-style="italic" style:text-underline-style="solid" style:text-underline-width="auto" style:text-underline-color="font-color" officeooo:rsid="003c1f76" style:font-style-asian="italic" style:font-style-complex="italic"/>
    </style:style>
    <style:style style:name="T39" style:family="text">
      <style:text-properties fo:color="#6666ff" fo:font-style="italic" style:text-underline-style="solid" style:text-underline-width="auto" style:text-underline-color="font-color" officeooo:rsid="00614216" style:font-style-asian="italic" style:font-style-complex="italic"/>
    </style:style>
    <style:style style:name="T40" style:family="text">
      <style:text-properties fo:color="#6666ff" fo:font-style="italic" officeooo:rsid="003c1f76" style:font-style-asian="italic" style:font-style-complex="italic"/>
    </style:style>
    <style:style style:name="T41" style:family="text">
      <style:text-properties fo:color="#6666ff" fo:font-style="italic" officeooo:rsid="0008f5a8" style:font-style-asian="italic" style:font-style-complex="italic"/>
    </style:style>
    <style:style style:name="T42" style:family="text">
      <style:text-properties fo:color="#6666ff" fo:font-style="italic" officeooo:rsid="00315fe5" style:font-style-asian="italic" style:font-style-complex="italic"/>
    </style:style>
    <style:style style:name="T43" style:family="text">
      <style:text-properties fo:color="#6666ff" fo:font-style="italic" officeooo:rsid="005cb843" style:font-style-asian="italic" style:font-style-complex="italic"/>
    </style:style>
    <style:style style:name="T44" style:family="text">
      <style:text-properties fo:color="#6666ff" fo:font-style="italic" officeooo:rsid="00614216" style:font-style-asian="italic" style:font-style-complex="italic"/>
    </style:style>
    <style:style style:name="T45" style:family="text">
      <style:text-properties fo:color="#6666ff" fo:font-size="12pt" fo:font-style="italic" style:text-underline-style="solid" style:text-underline-width="auto" style:text-underline-color="font-color" officeooo:rsid="003c1f76" style:font-size-asian="12pt" style:font-style-asian="italic" style:font-size-complex="12pt" style:font-style-complex="italic"/>
    </style:style>
    <style:style style:name="T46" style:family="text">
      <style:text-properties fo:color="#6666ff" fo:font-size="12pt" fo:font-style="italic" style:text-underline-style="solid" style:text-underline-width="auto" style:text-underline-color="font-color" officeooo:rsid="0008f5a8" style:font-size-asian="12pt" style:font-style-asian="italic" style:font-size-complex="12pt" style:font-style-complex="italic"/>
    </style:style>
    <style:style style:name="T47" style:family="text">
      <style:text-properties fo:color="#6666ff" fo:font-size="12pt" fo:font-style="italic" style:text-underline-style="solid" style:text-underline-width="auto" style:text-underline-color="font-color" officeooo:rsid="004019a2" style:font-size-asian="12pt" style:font-style-asian="italic" style:font-size-complex="12pt" style:font-style-complex="italic"/>
    </style:style>
    <style:style style:name="T48" style:family="text">
      <style:text-properties fo:color="#6666ff" fo:font-size="14pt" fo:font-style="italic" style:text-underline-style="solid" style:text-underline-width="auto" style:text-underline-color="font-color" fo:font-weight="normal" officeooo:rsid="00614216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failed to initialize allegro!</text:span><text:span text:style-name="T9"> </text:span><text:span text:style-name="T48">(</text:span><text:span text:style-name="T37">04.07.2018 12.04</text:span><text:span text:style-name="T39">)</text:span></text:p>
      <text:p text:style-name="P1"><text:tab/>-<text:span text:style-name="T1">Then I see the version difference with the following code:</text:span></text:p>
      <text:p text:style-name="P2"><text:tab/><text:tab/><text:span text:style-name="T1">printf("%0x\n%0x\n", ALLEGRO_VERSION_INT, al_get_allegro_version());</text:span></text:p>
      <text:p text:style-name="P4"><text:tab/><text:tab/><text:span text:style-name="T5">output:5020401</text:span></text:p>
      <text:p text:style-name="P6"><text:tab/><text:tab/><text:tab/>5000b01</text:p>
      <text:p text:style-name="P2"><text:tab/><text:span text:style-name="T3">To solve this problem,It is required to delete the files that belonged to the other version.</text:span></text:p>
      <text:p text:style-name="P2"><text:tab/><text:span text:style-name="T2">I deleted a file belonged allegro 5.0,meanwhile my current allegro version is 5.2.4.</text:span></text:p>
      <text:p text:style-name="P1"><text:tab/><text:span text:style-name="T4">&gt;</text:span>root@husnu:/usr/lib/x86_64-linux-gnu# rm liballegro.so.5.0</text:p>
      <text:p text:style-name="P5"><text:tab/><text:tab/><text:span text:style-name="T6">output<text:tab/>:5020401</text:span></text:p>
      <text:p text:style-name="P7"><text:tab/><text:tab/><text:tab/>:5020401</text:p>
      <text:p text:style-name="P3"><text:tab/><text:span text:style-name="T3">Then</text:span> problem is disappeared after delete ‘liballegro.so.5.0’ from its location.</text:p>
      <text:p text:style-name="P3"><text:tab/><text:tab/><text:tab/><text:tab/><text:tab/><text:tab/><text:tab/><text:tab/><text:tab/><text:tab/><text:span text:style-name="T38">[</text:span><text:span text:style-name="T37">04.07.2018 <text:tab/>12.52 </text:span><text:span text:style-name="T38">]</text:span></text:p>
      <text:p text:style-name="P3"/>
      <text:p text:style-name="P8">undefined reference to `al_init_image_addon'</text:p>
      <text:p text:style-name="P9">undefined reference to `al_init_primitives_addon'<text:tab/><text:span text:style-name="T44">(</text:span><text:span text:style-name="T41">04.07.2018 1</text:span><text:span text:style-name="T42">6</text:span><text:span text:style-name="T41">.</text:span><text:span text:style-name="T42">18</text:span><text:span text:style-name="T44">)</text:span></text:p>
      <text:p text:style-name="P10"><text:span text:style-name="T10"><text:tab/></text:span><text:span text:style-name="T11">I add something to the Makefile</text:span></text:p>
      <text:p text:style-name="P10"><text:span text:style-name="T11"><text:tab/></text:span><text:span text:style-name="T13">before :</text:span><text:span text:style-name="T11"> `pkg-config --cflags --libs allegro-5`</text:span></text:p>
      <text:p text:style-name="P10"><text:span text:style-name="T11"><text:tab/></text:span><text:span text:style-name="T13">after<text:tab/>: </text:span><text:span text:style-name="T12"><text:s text:c="2"/></text:span><text:span text:style-name="T11">pkg-config --cflags --libs allegro-5 allegro_primitives-5 <text:tab/><text:tab/><text:tab/><text:tab/>allegro_image-5 `</text:span></text:p>
      <text:p text:style-name="P10"><text:span text:style-name="T11"><text:tab/></text:span><text:span text:style-name="T14">and also I have needed to remove liballagero.primitives.so from </text:span><text:span text:style-name="T15">/usr/lib/x86_64-linux-gnu.</text:span><text:span text:style-name="T19">(I think there is something wrong with this location.)</text:span></text:p>
      <text:p text:style-name="P14"><text:span text:style-name="T19"><text:tab/><text:tab/><text:tab/><text:tab/><text:tab/><text:tab/><text:tab/><text:tab/><text:tab/><text:tab/></text:span><text:span text:style-name="T45">[</text:span><text:span text:style-name="T46">04.07.2018 <text:s/></text:span><text:span text:style-name="T47">22.24 </text:span><text:span text:style-name="T45">]</text:span></text:p>
      <text:p text:style-name="P14"><text:span text:style-name="T20"/></text:p>
      <text:p text:style-name="P15"><text:span text:style-name="T34">failed to initialize allegro!</text:span></text:p>
      <text:p text:style-name="P16"><text:span text:style-name="T24">Somehow my allegro lib and allegro header file version have had different version.It could be my fault, because I have changed something from terminal to fix a problem with allegro_image </text:span><text:span text:style-name="T25">lib and I have begun to receive “failed to intialize allegro”.A</text:span><text:span text:style-name="T26">fter that,</text:span><text:span text:style-name="T25">I have looked for another answer to understand that </text:span><text:span text:style-name="T27">repe</text:span><text:span text:style-name="T28">a</text:span><text:span text:style-name="T27">ted</text:span><text:span text:style-name="T29">(I received it at the begining)</text:span><text:span text:style-name="T25"> problem and I see this :</text:span></text:p>
      <text:p text:style-name="P18"><draw:frame draw:style-name="fr1" draw:name="Frame1" text:anchor-type="paragraph" svg:x="-0.053cm" svg:y="0.048cm" svg:width="17.595cm" draw:z-index="0"><draw:text-box fo:min-height="6.124cm"><text:p text:style-name="P17"><text:span text:style-name="T23">uint32_t version = </text:span><text:a xlink:type="simple" xlink:href="https://www.allegro.cc/manual/al_get_allegro_version" text:style-name="Internet_20_link" text:visited-style-name="Visited_20_Internet_20_Link">al_get_allegro_version</text:a><text:span text:style-name="T23">();</text:span></text:p><text:p text:style-name="P21">int major = version &gt;&gt; 24;</text:p><text:p text:style-name="P21">int minor = (version &gt;&gt; 16) &amp; 255;</text:p><text:p text:style-name="P21">int revision = (version &gt;&gt; 8) &amp; 255;</text:p><text:p text:style-name="P21">int release = version &amp; 255;</text:p><text:p text:style-name="P21"/><text:p text:style-name="Preformatted_20_Text"><text:a xlink:type="simple" xlink:href="http://www.delorie.com/djgpp/doc/libc/libc_624.html" office:target-frame-name="_blank" xlink:show="new" text:style-name="Internet_20_link" text:visited-style-name="Visited_20_Internet_20_Link"><text:span text:style-name="T31">printf</text:span></text:a><text:span text:style-name="T31">("Library version: %d.%d.%d.%d\n", major, minor, revision, release);</text:span></text:p><text:p text:style-name="P22"><text:a xlink:type="simple" xlink:href="http://www.delorie.com/djgpp/doc/libc/libc_624.html" office:target-frame-name="_blank" xlink:show="new" text:style-name="Internet_20_link" text:visited-style-name="Visited_20_Internet_20_Link"><text:span text:style-name="T31">printf</text:span></text:a><text:span text:style-name="T31">("Header version: %s\n", </text:span><text:a xlink:type="simple" xlink:href="https://www.allegro.cc/manual/ALLEGRO_VERSION_STR" text:style-name="Internet_20_link" text:visited-style-name="Visited_20_Internet_20_Link"><text:span text:style-name="T31">ALLEGRO_VERSION_STR</text:span></text:a><text:span text:style-name="T31">);</text:span></text:p><text:p text:style-name="P19">It it prints different things, then something went wrong when you installed Allegro (via make install). Can you tell us what commands you used for cmake and make? </text:p><text:p text:style-name="P20">FROM:<text:a xlink:type="simple" xlink:href="https://www.allegro.cc/forums/thread/617114" text:style-name="Internet_20_link" text:visited-style-name="Visited_20_Internet_20_Link"><text:span text:style-name="T7">https://www.allegro.cc/forums/thread/617114</text:span></text:a></text:p></draw:text-box></draw:frame><text:span text:style-name="T25">T</text:span><text:span text:style-name="T24">hen I have got different numbers.</text:span><text:span text:style-name="T30">Then</text:span><text:span text:style-name="T24"> I have decided to removo and reinstall allegro.</text:span></text:p>
      <text:p text:style-name="P1"><text:s/>----------------<text:tab/><text:tab/><text:tab/><text:tab/><text:tab/><text:tab/><text:tab/><text:tab/><text:tab/><text:tab/><text:tab/></text:p>
      <text:p text:style-name="P13"><text:tab/><text:span text:style-name="T35">I remove the whole allegro package which I can find from ‘synaptic_package_manager’ and I also remove allegro5 directory by hand from home index.Then I reinstall the allegro from this link(</text:span><text:a xlink:type="simple" xlink:href="https://wiki.allegro.cc/index.php?title=Install_Allegro5_From_Git/Linux/Debian" text:style-name="Internet_20_link" text:visited-style-name="Visited_20_Internet_20_Link"><text:span text:style-name="T35">https://wiki.allegro.cc/index.php?title=Install_Allegro5_From_Git/Linux/Debian</text:span></text:a><text:a xlink:type="simple" xlink:href="https://wiki.allegro.cc/index.php?title=Install_Allegro5_From_Git/Linux/Debian).After" text:style-name="Internet_20_link" text:visited-style-name="Visited_20_Internet_20_Link"><text:span text:style-name="T35">)</text:span></text:a><text:span text:style-name="T35">. After that the problem is solved.Everything is working for now.</text:span></text:p>
      <text:p text:style-name="P13"><text:tab/><text:tab/><text:tab/><text:tab/><text:tab/><text:tab/><text:tab/><text:tab/><text:tab/><text:tab/><text:span text:style-name="T43">[09.07.2018 <text:tab/>19.10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3:14:29.925407999</meta:creation-date>
    <dc:date>2018-07-07T19:11:53.649307414</dc:date>
    <meta:editing-duration>PT19H5M36S</meta:editing-duration>
    <meta:editing-cycles>41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320" meta:character-count="2424" meta:non-whitespace-character-count="2068"/>
  </office:meta>
</office:document-meta>
</file>